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NG Duel</text:p>
      <text:p text:style-name="P2"/>
      <text:p text:style-name="P2">Player stories:</text:p>
      <text:p text:style-name="P1"/>
      <text:p text:style-name="P1">As a player, I want my characters stats to be based off dice rolls of varying sides.<text:line-break/><text:line-break/>As a player, I want my game to be player vs player.<text:line-break/><text:line-break/>As a player, I want the game to be turn based combat.<text:line-break/><text:line-break/>As a player, I want the ability to choose between 3 different attack styles that will ability to choose between 3 different attack styles that will affect my attacks strength and/or accuracy.<text:line-break/><text:line-break/>As a player, I want the setting of the battlefield to be randomly generate and will have persistent effects on the players.<text:line-break/><text:line-break/>As a player, I want the effectiveness of my attacks to be based off an array of combat values.<text:line-break/><text:line-break/>As a player, I want to win the game if my opponents health drops to zero.</text:p>
      <text:p text:style-name="P1"/>
      <text:p text:style-name="P2">Game mechanics:</text:p>
      <text:p text:style-name="P1"/>
      <text:p text:style-name="P1">1. Establish player stats</text:p>
      <text:p text:style-name="P1"/>
      <text:p text:style-name="P1">Players roll a <text:span text:style-name="T1">8</text:span> sided die to determine attack points.</text:p>
      <text:p text:style-name="P1"><text:tab/>Total AP will be the sum of <text:s/>a base of 10 + the result of the roll. </text:p>
      <text:p text:style-name="P1">function(rollAttack){</text:p>
      <text:p text:style-name="P1"><text:tab/>let baseAttack = 10</text:p>
      <text:p text:style-name="P1"><text:tab/>let attackRoll = roll(8)</text:p>
      <text:p text:style-name="P1"><text:tab/>let totalAttack = baseAttack + attackRoll</text:p>
      <text:p text:style-name="P1">}</text:p>
      <text:p text:style-name="P1">Players roll a <text:span text:style-name="T1">20</text:span> sided die to determine health points.</text:p>
      <text:p text:style-name="P1"><text:tab/>Total HP will be the sum of a base of 25 + the result of the roll</text:p>
      <text:p text:style-name="P1">function(rollHealth){</text:p>
      <text:p text:style-name="P1"><text:tab/>let baseHeath = 25</text:p>
      <text:p text:style-name="P1"><text:tab/>let healthRoll = roll(20)</text:p>
      <text:p text:style-name="P1"><text:tab/>let totalHealth = baseHealth + healthRoll</text:p>
      <text:p text:style-name="P1">}</text:p>
      <text:p text:style-name="P1">Players roll a <text:span text:style-name="T1">6</text:span> sided die to determine accuracy points.</text:p>
      <text:p text:style-name="P1"><text:tab/>Total accuracy will be the sum of a base of 3 + the resulf of the roll</text:p>
      <text:p text:style-name="P1">function(rollAccuracy){</text:p>
      <text:p text:style-name="P1"><text:tab/>let baseAccuracy = 6</text:p>
      <text:p text:style-name="P1"><text:tab/>let accuracyRoll = roll(6)</text:p>
      <text:p text:style-name="P1"><text:tab/>let totalAccuracy = baseAccuracy + accuracyRoll</text:p>
      <text:p text:style-name="P1">}</text:p>
      <text:p text:style-name="P1"/>
      <text:p text:style-name="P1">2. Establish the battlefield</text:p>
      <text:p text:style-name="P1"/>
      <text:p text:style-name="P1">Players roll a <text:span text:style-name="T1">4</text:span> sided die to determine the battlefield.</text:p>
      <text:p text:style-name="P1"><text:soft-page-break/><text:tab/>A roll of 1 will be a clear field with no affect on player stats.</text:p>
      <text:p text:style-name="P1"><text:tab/>A roll of 2 will be a rainy field with an affect of -1 accuracy.</text:p>
      <text:p text:style-name="P1"><text:tab/>A roll of 3 will be a desert field with an affect of -5 AP.</text:p>
      <text:p text:style-name="P1"><text:tab/>A roll of 4 will be a frozen field with an affect of <text:s/>-10 <text:s/>HP.</text:p>
      <text:p text:style-name="P1">function battlefield(){</text:p>
      <text:p text:style-name="P1">}</text:p>
      <text:p text:style-name="P1"/>
      <text:p text:style-name="P1">3. Establish first attacker</text:p>
      <text:p text:style-name="P1"/>
      <text:p text:style-name="P1">Players roll a <text:span text:style-name="T1">12</text:span> sided dice to determine who will attack first. The higher roll wins, and if the players roll the same number the function will know to auto re-roll until there are two different numbers.</text:p>
      <text:p text:style-name="P1"/>
      <text:p text:style-name="P1">5. Attack type selection</text:p>
      <text:p text:style-name="P1"><text:line-break/>Players can select one of three styles of attack:</text:p>
      <text:p text:style-name="P1"><text:tab/>Measured strike: This attack will have a modifier of +5 accuracy and -12 AP.</text:p>
      <text:p text:style-name="P1"><text:tab/>Heavy strike: This attack with have a modifier of +6 AP and <text:s/>-2 accuracy.</text:p>
      <text:p text:style-name="P1"><text:tab/>Regular strike: This attack will not modify player stats.</text:p>
      <text:p text:style-name="P1"/>
      <text:p text:style-name="P1">6. Attack roll</text:p>
      <text:p text:style-name="P1"/>
      <text:p text:style-name="P1">The first attacker will roll a <text:span text:style-name="T1">10</text:span> sided die to determine if they hit or miss. If the roll is less than or equal to their total accuracy(factoring in attack type modifiers), the attack will hit. If the roll is greater than their total accuracy (factoring in attack type modifiers), it will miss.</text:p>
      <text:p text:style-name="P1"/>
      <text:p text:style-name="P1">The next attacker will not be determined by a dice roll. Players will simply trade rolls for hits until one of them is dropped to 0 HP.</text:p>
      <text:p text:style-name="P1"/>
      <text:p text:style-name="P1">7. Duel end</text:p>
      <text:p text:style-name="P1"/>
      <text:p text:style-name="P1">The fight will end when one of the player's HP reaches 0.</text:p>
      <text:p text:style-name="P1"/>
      <text:p text:style-name="P1"/>
      <text:p text:style-name="P1"/>
      <text:p text:style-name="P1">Check out objects for player s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e Poths</meta:initial-creator>
    <meta:creation-date>2019-05-13T10:12:16.33</meta:creation-date>
    <meta:generator>OpenOffice/4.1.6$Win32 OpenOffice.org_project/416m1$Build-9790</meta:generator>
    <dc:date>2019-05-13T17:00:32.10</dc:date>
    <dc:creator>Nate Poths</dc:creator>
    <meta:editing-duration>PT6H40M18S</meta:editing-duration>
    <meta:editing-cycles>3</meta:editing-cycles>
    <meta:document-statistic meta:table-count="0" meta:image-count="0" meta:object-count="0" meta:page-count="2" meta:paragraph-count="47" meta:word-count="541" meta:character-count="2874"/>
  </office:meta>
</office:document-meta>
</file>